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7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468a1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ce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COD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 (1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ads val into r0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from sr2 to sr1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s sr2 to sr1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sr2 from sr1</text:p>
          </table:table-cell>
          <table:table-cell table:style-name="ce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ical not on sr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and of sr1 and sr2</text:p>
          </table:table-cell>
          <table:table-cell table:style-name="ce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or of sr1 and sr2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xor of sr1 and sr2</text:p>
          </table:table-cell>
          <table:table-cell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sr1 left by the number in sr2</text:p>
          </table:table-cell>
          <table:table-cell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sr1 right by the number in sr2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to address in sr1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negative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into sr1 from memory address in sr2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rite from sr1 to a memory address in sr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shes sr1 to the stack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ps from stack to sr1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110001 – 111111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o operation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gnal that you are alive (sets your life to 100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0</text:p>
          </table:table-cell>
          <table:table-cell table:style-name="ce2" office:value-type="string" calcext:value-type="string">
            <text:p>0x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x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0x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x1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0x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x1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0x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x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0x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x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0x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x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0x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x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0x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x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x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x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0x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x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0x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x1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0x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ox1B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x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x1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0x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0x1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0x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1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0x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0x1F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2:50:39.544303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6:02.670830408</meta:creation-date>
    <dc:date>2025-08-31T13:09:36.575470765</dc:date>
    <meta:editing-duration>PT8H49M44S</meta:editing-duration>
    <meta:editing-cycles>10</meta:editing-cycles>
    <meta:generator>LibreOffice/24.8.7.2$Linux_X86_64 LibreOffice_project/480$Build-2</meta:generator>
    <meta:document-statistic meta:table-count="1" meta:cell-count="183" meta:object-count="0"/>
  </office:meta>
</office:document-meta>
</file>